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es" fo:country="VE"/>
    </style:style>
    <style:style style:name="P2" style:family="paragraph" style:parent-style-name="Standard">
      <style:paragraph-properties fo:text-align="start" style:justify-single-word="false" style:writing-mode="lr-tb"/>
      <style:text-properties fo:language="es" fo:country="VE"/>
    </style:style>
    <style:style style:name="P3" style:family="paragraph" style:parent-style-name="Standard">
      <style:paragraph-properties fo:text-align="start" style:justify-single-word="false" style:writing-mode="lr-tb"/>
      <style:text-properties fo:language="es" fo:country="VE" officeooo:rsid="000bd988"/>
    </style:style>
    <style:style style:name="P4" style:family="paragraph" style:parent-style-name="Standard">
      <style:paragraph-properties fo:text-align="start" style:justify-single-word="false" style:writing-mode="lr-tb"/>
      <style:text-properties fo:language="es" fo:country="VE" style:text-underline-style="none" officeooo:rsid="000c669a" officeooo:paragraph-rsid="000c669a"/>
    </style:style>
    <style:style style:name="P5" style:family="paragraph" style:parent-style-name="Standard">
      <style:paragraph-properties fo:text-align="start" style:justify-single-word="false" style:writing-mode="lr-tb"/>
      <style:text-properties fo:language="es" fo:country="VE" officeooo:rsid="000c669a" officeooo:paragraph-rsid="000c669a"/>
    </style:style>
    <style:style style:name="P6" style:family="paragraph" style:parent-style-name="Standard">
      <style:paragraph-properties fo:text-align="start" style:justify-single-word="false" style:writing-mode="lr-tb"/>
      <style:text-properties fo:language="es" fo:country="VE" officeooo:rsid="001c5b98" officeooo:paragraph-rsid="001ed058"/>
    </style:style>
    <style:style style:name="P7" style:family="paragraph" style:parent-style-name="Standard">
      <style:paragraph-properties fo:text-align="center" style:justify-single-word="false" style:writing-mode="lr-tb"/>
      <style:text-properties fo:language="es" fo:country="VE" officeooo:rsid="001c5b98" officeooo:paragraph-rsid="001ed058"/>
    </style:style>
    <style:style style:name="P8" style:family="paragraph" style:parent-style-name="Standard">
      <style:paragraph-properties fo:text-align="center" style:justify-single-word="false" style:writing-mode="lr-tb"/>
      <style:text-properties fo:language="es" fo:country="VE" officeooo:rsid="0022f1aa" officeooo:paragraph-rsid="0022f1aa"/>
    </style:style>
    <style:style style:name="P9" style:family="paragraph" style:parent-style-name="Standard">
      <style:paragraph-properties fo:text-align="start" style:justify-single-word="false" style:writing-mode="lr-tb"/>
      <style:text-properties fo:language="es" fo:country="VE" officeooo:rsid="00236b3c" officeooo:paragraph-rsid="00236b3c"/>
    </style:style>
    <style:style style:name="P10" style:family="paragraph" style:parent-style-name="Standard">
      <style:paragraph-properties fo:text-align="start" style:justify-single-word="false" style:writing-mode="lr-tb"/>
      <style:text-properties fo:language="es" fo:country="VE" officeooo:rsid="0023ec71" officeooo:paragraph-rsid="0023ec71"/>
    </style:style>
    <style:style style:name="P11" style:family="paragraph" style:parent-style-name="Standard">
      <style:paragraph-properties fo:text-align="start" style:justify-single-word="false" style:writing-mode="lr-tb"/>
      <style:text-properties fo:language="es" fo:country="VE" officeooo:rsid="00251ade" officeooo:paragraph-rsid="00251ade"/>
    </style:style>
    <style:style style:name="P12" style:family="paragraph" style:parent-style-name="Standard">
      <style:paragraph-properties fo:text-align="start" style:justify-single-word="false" style:writing-mode="lr-tb"/>
      <style:text-properties fo:language="es" fo:country="VE" officeooo:rsid="00268243" officeooo:paragraph-rsid="00268243"/>
    </style:style>
    <style:style style:name="P13" style:family="paragraph" style:parent-style-name="Standard">
      <style:paragraph-properties fo:text-align="start" style:justify-single-word="false" style:writing-mode="lr-tb"/>
      <style:text-properties fo:language="es" fo:country="VE" officeooo:rsid="0028a010" officeooo:paragraph-rsid="0028a010"/>
    </style:style>
    <style:style style:name="P14" style:family="paragraph" style:parent-style-name="Standard">
      <style:paragraph-properties fo:text-align="center" style:justify-single-word="false" style:writing-mode="lr-tb"/>
      <style:text-properties fo:language="es" fo:country="VE" officeooo:rsid="002eb14c" officeooo:paragraph-rsid="002eb14c"/>
    </style:style>
    <style:style style:name="P15" style:family="paragraph" style:parent-style-name="Standard">
      <style:paragraph-properties fo:text-align="start" style:justify-single-word="false" style:writing-mode="lr-tb"/>
      <style:text-properties fo:language="es" fo:country="VE" officeooo:rsid="002fd4c5" officeooo:paragraph-rsid="002fd4c5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0c669a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0c669a" officeooo:paragraph-rsid="000c669a"/>
    </style:style>
    <style:style style:name="P18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language="es" fo:country="VE" fo:font-weight="normal" officeooo:paragraph-rsid="000c669a" fo:background-color="#1e1e1e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paragraph-rsid="000c669a" fo:background-color="transparent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rsid="00268243" officeooo:paragraph-rsid="00268243" fo:background-color="transparent"/>
    </style:style>
    <style:style style:name="P21" style:family="paragraph" style:parent-style-name="Standard">
      <style:paragraph-properties fo:text-align="start" style:justify-single-word="false" style:writing-mode="lr-tb"/>
      <style:text-properties style:use-window-font-color="true" officeooo:paragraph-rsid="00379720"/>
    </style:style>
    <style:style style:name="P22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2pt" fo:language="es" fo:country="VE" fo:font-weight="bold" officeooo:rsid="00379720" officeooo:paragraph-rsid="00379720" style:font-name-asian="Courier New1" style:font-size-asian="12pt" style:font-weight-asian="bold" style:font-weight-complex="bold"/>
    </style:style>
    <style:style style:name="P23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44pt" fo:language="es" fo:country="VE" fo:font-weight="bold" officeooo:rsid="00379720" officeooo:paragraph-rsid="00379720" style:font-name-asian="Courier New1" style:font-size-asian="44pt" style:font-weight-asian="bold" style:font-size-complex="44pt" style:font-weight-complex="bold"/>
    </style:style>
    <style:style style:name="P24" style:family="paragraph" style:parent-style-name="Standard">
      <style:paragraph-properties fo:text-align="center" style:justify-single-word="false" style:writing-mode="lr-tb"/>
      <style:text-properties style:use-window-font-color="true" style:font-name="Times New Roman" fo:font-size="44pt" fo:language="es" fo:country="VE" fo:font-weight="bold" officeooo:rsid="003d713e" officeooo:paragraph-rsid="003d713e" style:font-name-asian="Courier New1" style:font-size-asian="44pt" style:font-weight-asian="bold" style:font-size-complex="44pt" style:font-weight-complex="bold"/>
    </style:style>
    <style:style style:name="P25" style:family="paragraph" style:parent-style-name="Standard">
      <style:paragraph-properties fo:text-align="center" style:justify-single-word="false" style:writing-mode="lr-tb"/>
      <style:text-properties officeooo:paragraph-rsid="002fdf34"/>
    </style:style>
    <style:style style:name="P26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2fdf34" officeooo:paragraph-rsid="002fdf34" style:font-name-asian="Courier New1" style:font-size-asian="12pt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Times New Roman" fo:font-size="12pt" fo:language="es" fo:country="VE" officeooo:rsid="003389d4" officeooo:paragraph-rsid="003389d4" style:font-name-asian="Courier New1" style:font-size-asian="12pt"/>
    </style:style>
    <style:style style:name="P28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362421" officeooo:paragraph-rsid="00362421" style:font-name-asian="Courier New1" style:font-size-asian="12pt"/>
    </style:style>
    <style:style style:name="P29" style:family="paragraph" style:parent-style-name="Standard">
      <style:paragraph-properties fo:text-align="start" style:justify-single-word="false" style:writing-mode="lr-tb"/>
      <style:text-properties officeooo:rsid="003389d4" officeooo:paragraph-rsid="003389d4"/>
    </style:style>
    <style:style style:name="P30" style:family="paragraph" style:parent-style-name="Standard">
      <style:paragraph-properties fo:text-align="start" style:justify-single-word="false" style:writing-mode="lr-tb"/>
      <style:text-properties officeooo:rsid="00362421" officeooo:paragraph-rsid="00362421"/>
    </style:style>
    <style:style style:name="P31" style:family="paragraph" style:parent-style-name="Standard">
      <style:paragraph-properties fo:text-align="start" style:justify-single-word="false" style:writing-mode="lr-tb"/>
      <style:text-properties fo:color="#c9211e" style:font-name="Times New Roman" fo:font-size="12pt" fo:language="es" fo:country="VE" fo:font-weight="bold" officeooo:rsid="00362421" officeooo:paragraph-rsid="00362421" style:font-name-asian="Courier New1" style:font-size-asian="12pt" style:font-weight-asian="bold" style:font-weight-complex="bold"/>
    </style:style>
    <style:style style:name="P3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3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10263" fo:background-color="transparent"/>
    </style:style>
    <style:style style:name="P3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7655e" officeooo:paragraph-rsid="0027655e" fo:background-color="transparent"/>
    </style:style>
    <style:style style:name="P3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4e682" fo:background-color="#81d41a"/>
    </style:style>
    <style:style style:name="P36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paragraph-rsid="00110263" fo:background-color="transparent"/>
    </style:style>
    <style:style style:name="P37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rsid="00110263" officeooo:paragraph-rsid="00110263" fo:background-color="transparent"/>
    </style:style>
    <style:style style:name="P38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3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0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10263" fo:background-color="#1e1e1e"/>
    </style:style>
    <style:style style:name="P41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42" style:family="paragraph" style:parent-style-name="Standard">
      <style:paragraph-properties style:line-height-at-least="0.503cm"/>
      <style:text-properties fo:color="#355269" style:font-name="Droid Sans Mono" fo:font-size="10.5pt" fo:font-weight="bold" officeooo:rsid="0027655e" officeooo:paragraph-rsid="0027655e" fo:background-color="transparent" style:font-weight-asian="bold" style:font-weight-complex="bold"/>
    </style:style>
    <style:style style:name="P43" style:family="paragraph" style:parent-style-name="Standard" style:master-page-name="Standard">
      <style:paragraph-properties fo:text-align="center" style:justify-single-word="false" style:page-number="auto" style:writing-mode="lr-tb"/>
      <style:text-properties fo:language="es" fo:country="VE"/>
    </style:style>
    <style:style style:name="P44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8pt" fo:language="es" fo:country="VE" fo:font-weight="bold" officeooo:rsid="003a3594" officeooo:paragraph-rsid="00379720" style:font-name-asian="Courier New1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center" style:justify-single-word="false" style:writing-mode="lr-tb"/>
      <style:text-properties style:use-window-font-color="true" style:font-name="Times New Roman" fo:font-size="18pt" fo:language="es" fo:country="VE" fo:font-weight="bold" officeooo:rsid="003d713e" officeooo:paragraph-rsid="003d713e" style:font-name-asian="Courier New1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8pt" fo:language="es" fo:country="VE" fo:font-weight="normal" officeooo:rsid="003d713e" officeooo:paragraph-rsid="003d713e" style:font-name-asian="Courier New1" style:font-size-asian="18pt" style:font-weight-asian="normal" style:font-size-complex="18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2pt" fo:language="es" fo:country="VE" fo:font-weight="bold" officeooo:rsid="003d916e" officeooo:paragraph-rsid="003d916e" style:font-name-asian="Courier New1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bold" officeooo:rsid="003d916e" officeooo:paragraph-rsid="003d916e" fo:background-color="transparent" style:font-name-asian="Courier New1" style:font-size-asian="10.5pt" style:font-weight-asian="bold" style:font-size-complex="12pt" style:font-weight-complex="bold"/>
    </style:style>
    <style:style style:name="P4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3fbac6" officeooo:paragraph-rsid="003fbac6" fo:background-color="transparent" style:font-weight-asian="normal" style:font-weight-complex="normal"/>
    </style:style>
    <style:style style:name="P50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51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3fbac6" officeooo:paragraph-rsid="003fbac6" fo:background-color="transparent" style:font-weight-asian="bold" style:font-weight-complex="bold"/>
    </style:style>
    <style:style style:name="P52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fo:font-weight="bold" officeooo:rsid="0043fc17" officeooo:paragraph-rsid="0043fc17" fo:background-color="transparent" style:font-weight-asian="bold" style:font-weight-complex="bold"/>
    </style:style>
    <style:style style:name="P53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fo:font-weight="bold" officeooo:rsid="0043fc17" officeooo:paragraph-rsid="0043fc17" style:font-weight-asian="bold" style:font-weight-complex="bold"/>
    </style:style>
    <style:style style:name="P54" style:family="paragraph" style:parent-style-name="Standard">
      <style:paragraph-properties style:line-height-at-least="0.503cm"/>
      <style:text-properties style:use-window-font-color="true" fo:font-weight="bold" fo:background-color="transparent" style:font-weight-asian="bold" style:font-weight-complex="bold"/>
    </style:style>
    <style:style style:name="P55" style:family="paragraph" style:parent-style-name="Standard">
      <style:paragraph-properties style:line-height-at-least="0.503cm"/>
      <style:text-properties fo:color="#b85c00" style:font-name="Droid Sans Mono" fo:font-size="10.5pt" fo:font-weight="bold" fo:background-color="transparent" style:font-weight-asian="bold" style:font-weight-complex="bold"/>
    </style:style>
    <style:style style:name="P56" style:family="paragraph" style:parent-style-name="Standard">
      <style:paragraph-properties style:line-height-at-least="0.503cm" fo:text-align="center" style:justify-single-word="false"/>
      <style:text-properties fo:font-variant="normal" fo:text-transform="none" fo:color="#030303" style:font-name="Roboto" fo:font-size="10.5pt" fo:letter-spacing="normal" fo:font-style="normal" fo:font-weight="normal" officeooo:rsid="0043fc17" officeooo:paragraph-rsid="0043fc17" style:font-weight-asian="bold" style:font-weight-complex="bold"/>
    </style:style>
    <style:style style:name="P57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30303" style:font-name="Roboto" fo:font-size="10.5pt" fo:letter-spacing="normal" fo:font-style="normal" fo:font-weight="normal" officeooo:rsid="0043fc17" officeooo:paragraph-rsid="0043fc17" style:font-weight-asian="bold" style:font-weight-complex="bold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/>
    </style:style>
    <style:style style:name="T11" style:family="text">
      <style:text-properties fo:color="#569cd6" style:text-underline-style="none"/>
    </style:style>
    <style:style style:name="T12" style:family="text">
      <style:text-properties fo:color="#4fc1ff"/>
    </style:style>
    <style:style style:name="T13" style:family="text">
      <style:text-properties fo:color="#4fc1ff" style:text-underline-style="none"/>
    </style:style>
    <style:style style:name="T14" style:family="text">
      <style:text-properties fo:color="#dcdcaa"/>
    </style:style>
    <style:style style:name="T15" style:family="text">
      <style:text-properties fo:color="#dcdcaa" style:text-underline-style="none"/>
    </style:style>
    <style:style style:name="T16" style:family="text">
      <style:text-properties fo:color="#ce9178"/>
    </style:style>
    <style:style style:name="T17" style:family="text">
      <style:text-properties fo:color="#ce9178" style:text-underline-style="none"/>
    </style:style>
    <style:style style:name="T18" style:family="text">
      <style:text-properties style:use-window-font-color="true" style:font-name="Droid Sans Mono" fo:font-size="10.5pt" fo:language="es" fo:country="VE" fo:font-weight="normal" fo:background-color="transparent" loext:char-shading-value="0"/>
    </style:style>
    <style:style style:name="T19" style:family="text">
      <style:text-properties fo:color="#9cdcfe"/>
    </style:style>
    <style:style style:name="T20" style:family="text">
      <style:text-properties fo:color="#9cdcfe" style:text-underline-style="none"/>
    </style:style>
    <style:style style:name="T21" style:family="text">
      <style:text-properties officeooo:rsid="00133933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background-color="transparent" loext:char-shading-value="0"/>
    </style:style>
    <style:style style:name="T24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5" style:family="text">
      <style:text-properties fo:font-weight="bold" officeooo:rsid="001b1cc2" style:font-weight-asian="bold" style:font-weight-complex="bold"/>
    </style:style>
    <style:style style:name="T26" style:family="text">
      <style:text-properties fo:font-weight="bold" officeooo:rsid="001d21fc" style:font-weight-asian="bold" style:font-weight-complex="bold"/>
    </style:style>
    <style:style style:name="T27" style:family="text">
      <style:text-properties officeooo:rsid="0017a2a9"/>
    </style:style>
    <style:style style:name="T28" style:family="text">
      <style:text-properties officeooo:rsid="001815e3"/>
    </style:style>
    <style:style style:name="T29" style:family="text">
      <style:text-properties officeooo:rsid="001b1cc2"/>
    </style:style>
    <style:style style:name="T30" style:family="text">
      <style:text-properties officeooo:rsid="001b9f48"/>
    </style:style>
    <style:style style:name="T31" style:family="text">
      <style:text-properties officeooo:rsid="001d1bd5"/>
    </style:style>
    <style:style style:name="T32" style:family="text">
      <style:text-properties officeooo:rsid="001d21fc"/>
    </style:style>
    <style:style style:name="T33" style:family="text">
      <style:text-properties officeooo:rsid="0021f091"/>
    </style:style>
    <style:style style:name="T34" style:family="text">
      <style:text-properties fo:color="#355269" fo:font-weight="bold" style:font-weight-asian="bold" style:font-weight-complex="bold"/>
    </style:style>
    <style:style style:name="T35" style:family="text">
      <style:text-properties fo:color="#355269" fo:font-weight="bold" officeooo:rsid="002d9247" style:font-weight-asian="bold" style:font-weight-complex="bold"/>
    </style:style>
    <style:style style:name="T36" style:family="text">
      <style:text-properties officeooo:rsid="002caffc"/>
    </style:style>
    <style:style style:name="T37" style:family="text">
      <style:text-properties officeooo:rsid="002d9247"/>
    </style:style>
    <style:style style:name="T38" style:family="text">
      <style:text-properties style:font-name="Times New Roman" fo:font-size="12pt" fo:language="es" fo:country="VE" style:font-name-asian="Courier New1" style:font-size-asian="12pt"/>
    </style:style>
    <style:style style:name="T39" style:family="text">
      <style:text-properties style:font-name="Times New Roman" fo:font-size="12pt" fo:language="es" fo:country="VE" officeooo:rsid="002fdf34" style:font-name-asian="Courier New1" style:font-size-asian="12pt"/>
    </style:style>
    <style:style style:name="T40" style:family="text">
      <style:text-properties style:font-name="Times New Roman" fo:font-size="12pt" fo:language="es" fo:country="VE" officeooo:rsid="003593dd" style:font-name-asian="Courier New1" style:font-size-asian="12pt"/>
    </style:style>
    <style:style style:name="T41" style:family="text">
      <style:text-properties style:font-name="Times New Roman" fo:font-size="12pt" fo:language="es" fo:country="VE" fo:font-weight="bold" officeooo:rsid="00379720" style:font-name-asian="Courier New1" style:font-size-asian="12pt" style:font-weight-asian="bold" style:font-weight-complex="bold"/>
    </style:style>
    <style:style style:name="T42" style:family="text">
      <style:text-properties fo:color="#c9211e" style:font-name="Times New Roman" fo:font-size="12pt" fo:language="es" fo:country="VE" fo:font-weight="bold" style:font-name-asian="Courier New1" style:font-size-asian="12pt" style:font-weight-asian="bold" style:font-weight-complex="bold"/>
    </style:style>
    <style:style style:name="T43" style:family="text">
      <style:text-properties fo:color="#000000" style:font-name="Times New Roman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  <style:style style:name="T44" style:family="text">
      <style:text-properties fo:color="#000000" style:font-name="Times New Roman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ize="18pt" officeooo:rsid="003a3594" style:font-size-asian="18pt" style:font-size-complex="18pt"/>
    </style:style>
    <style:style style:name="T47" style:family="text">
      <style:text-properties fo:color="#4ec9b0"/>
    </style:style>
    <style:style style:name="T48" style:family="text">
      <style:text-properties fo:color="#c586c0"/>
    </style:style>
    <style:style style:name="T49" style:family="text">
      <style:text-properties fo:color="#00a933"/>
    </style:style>
    <style:style style:name="T50" style:family="text">
      <style:text-properties fo:color="#ff0000"/>
    </style:style>
    <style:style style:name="T51" style:family="text">
      <style:text-properties fo:color="#ff8000"/>
    </style:style>
    <style:style style:name="T52" style:family="text">
      <style:text-properties fo:color="#b85c00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449615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Road Side Coder MERN youtube</text:p>
      <text:p text:style-name="P1"/>
      <text:p text:style-name="P2">1. VSCODE :</text:p>
      <text:p text:style-name="P2">Librerías que pueden ahorrate mucho tiempo:</text:p>
      <text:p text:style-name="P2"/>
      <text:p text:style-name="P2">*Auto Rename Tag(Cambia las &lt;Tag&gt;&lt;/Tag&gt; automáticamente al editar)</text:p>
      <text:p text:style-name="P2">* Bracket Pair Colorized 2(Colorea las {} , () para saber donde terminan y empiezan)</text:p>
      <text:p text:style-name="P2">*ES7 React....Snippets(Crea BoilerPlates)</text:p>
      <text:p text:style-name="P2">*JavaScript ES6 Snippets</text:p>
      <text:p text:style-name="P2">*Material Icon Theme</text:p>
      <text:p text:style-name="P2">*Prettier code formatter</text:p>
      <text:p text:style-name="P2"/>
      <text:p text:style-name="P2"/>
      <text:p text:style-name="P3">2. VIDEO 4 → 5:00 → va a mejorar la llamada al server.js</text:p>
      <text:p text:style-name="P3"/>
      <text:p text:style-name="P17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4"/>
      <text:p text:style-name="P17"><text:span text:style-name="T3">*</text:span><text:span text:style-name="T5">Ejemplo usando dummy data(dato de archivo estático)</text:span></text:p>
      <text:p text:style-name="P5"/>
      <text:p text:style-name="P16"><text:span text:style-name="T7"><text:tab/></text:span><text:span text:style-name="T18">const notes = require("./data/notes");</text:span></text:p>
      <text:p text:style-name="P18"><text:s text:c="11"/></text:p>
      <text:p text:style-name="P19"><text:tab/>app.get("/api/notes", (req, res) =&gt; {</text:p>
      <text:p text:style-name="P32"><text:tab/><text:tab/>res.json(notes);</text:p>
      <text:p text:style-name="P32"><text:s text:c="11"/>});</text:p>
      <text:p text:style-name="P32"/>
      <text:p text:style-name="P33">Quedé en el minuto 10:00</text:p>
      <text:p text:style-name="P33"/>
      <text:p text:style-name="P33">*<text:span text:style-name="T21">10:50 Deatil Api View</text:span></text:p>
      <text:p text:style-name="P37"/>
      <text:p text:style-name="P35"><text:span text:style-name="T22">req.params</text:span><text:span text:style-name="T23"> </text:span><text:span text:style-name="T24">Nos va a dar todos los parametros que están en nuestra id</text:span></text:p>
      <text:p text:style-name="P37"/>
      <text:p text:style-name="P40"><text:span text:style-name="T13">app</text:span><text:span text:style-name="T22">.</text:span><text:span text:style-name="T15">get</text:span><text:span text:style-name="T22">(</text:span><text:span text:style-name="T17">"/api/notes/:id"</text:span><text:span text:style-name="T22">, (</text:span><text:span text:style-name="T20">req</text:span><text:span text:style-name="T22">, </text:span><text:span text:style-name="T20">res</text:span><text:span text:style-name="T22">) </text:span><text:span text:style-name="T11">=&gt;</text:span><text:span text:style-name="T22"> {</text:span></text:p>
      <text:p text:style-name="P39"><text:span text:style-name="T10">const</text:span> <text:span text:style-name="T12">note</text:span> = <text:span text:style-name="T12">notes</text:span>.<text:span text:style-name="T14">find</text:span>((<text:span text:style-name="T19">n</text:span>) <text:span text:style-name="T10">=&gt;</text:span> <text:span text:style-name="T19">n</text:span>.<text:span text:style-name="T19">_id</text:span> === <text:span text:style-name="T19">req</text:span>.<text:span text:style-name="T19">params</text:span>.<text:span text:style-name="T19">id</text:span>);</text:p>
      <text:p text:style-name="P39"><text:span text:style-name="T19">console</text:span>.<text:span text:style-name="T14">log</text:span>(<text:span text:style-name="T19">req</text:span>.<text:span text:style-name="T19">params</text:span>);</text:p>
      <text:p text:style-name="P39">});</text:p>
      <text:p text:style-name="P39"/>
      <text:p text:style-name="P39"/>
      <text:p text:style-name="P39"/>
      <text:p text:style-name="P36">* <text:span text:style-name="T27">13:50 → </text:span>.<text:span text:style-name="T27">env file (Explicación) </text:span><text:span text:style-name="T28">Secrete information about our aplication</text:span></text:p>
      <text:p text:style-name="P37"/>
      <text:p text:style-name="P19">* <text:span text:style-name="T29">14: 32 → Hay que instalar </text:span><text:span text:style-name="T25">npm i dotenv</text:span></text:p>
      <text:p text:style-name="P5"/>
      <text:p text:style-name="P5">* Edit<text:span text:style-name="T30"> . PORT = 5000</text:span></text:p>
      <text:p text:style-name="P5"/>
      <text:p text:style-name="P5"/>
      <text:p text:style-name="P7">Qued<text:span text:style-name="T31">é</text:span> 15:02 <text:s/><text:span text:style-name="T26">Instalación de nodemon</text:span></text:p>
      <text:p text:style-name="P6"/>
      <text:p text:style-name="P6"><text:span text:style-name="T32">Para Guardar cambios autom</text:span><text:span text:style-name="T33">á</text:span><text:span text:style-name="T32">ticamente sin necesidad de reiniciar el server</text:span></text:p>
      <text:p text:style-name="P6"/>
      <text:p text:style-name="P6"/>
      <text:p text:style-name="P8"><text:soft-page-break/>VIDEO 5 FrontEnd</text:p>
      <text:p text:style-name="P8"/>
      <text:p text:style-name="P9">10:30 Como subir todo a github → “Importante hay varios detalles por que son dos carpetas”</text:p>
      <text:p text:style-name="P9"/>
      <text:p text:style-name="P10">Vuelve a notezipper-mern</text:p>
      <text:p text:style-name="P9"/>
      <text:p text:style-name="P13">TUVE QUE BORRAR EL <text:span text:style-name="T34">.GIT </text:span>DEL FRONTEND POR QUE TENÍA CONFLICTOS CON EL <text:span text:style-name="T34">.GIT </text:span>DE EL DIRECTORIO ROOT</text:p>
      <text:p text:style-name="P9"/>
      <text:p text:style-name="P9">Hay que tener en cuenta por ejemplo el archivo de .env </text:p>
      <text:p text:style-name="P9"/>
      <text:p text:style-name="P11">El archivo <text:span text:style-name="T34">.gitignore</text:span> que tienes en sr<text:span text:style-name="T36">c</text:span> debes pasarlo al directorio principal <text:span text:style-name="T37">al lado de</text:span><text:span text:style-name="T35"> .env</text:span></text:p>
      <text:p text:style-name="P11"/>
      <text:p text:style-name="P12">y Editarlo asi quedó, los cambios están en azul…</text:p>
      <text:p text:style-name="P12"/>
      <text:p text:style-name="P20"># See https://help.github.com/articles/ignoring-files/ for more about ignoring files.</text:p>
      <text:p text:style-name="P38"/>
      <text:p text:style-name="P32"># dependencies</text:p>
      <text:p text:style-name="P41">/node_modules</text:p>
      <text:p text:style-name="P41">node_modules/</text:p>
      <text:p text:style-name="P41">frontend/node_modules/</text:p>
      <text:p text:style-name="P32">/.pnp</text:p>
      <text:p text:style-name="P32">.pnp.js</text:p>
      <text:p text:style-name="P38"/>
      <text:p text:style-name="P32"># testing</text:p>
      <text:p text:style-name="P32">/coverage</text:p>
      <text:p text:style-name="P38"/>
      <text:p text:style-name="P32"># production</text:p>
      <text:p text:style-name="P32">/build</text:p>
      <text:p text:style-name="P38"/>
      <text:p text:style-name="P32"># misc</text:p>
      <text:p text:style-name="P32">.DS_Store</text:p>
      <text:p text:style-name="P41">.env</text:p>
      <text:p text:style-name="P32">.env.local</text:p>
      <text:p text:style-name="P32">.env.development.local</text:p>
      <text:p text:style-name="P32">.env.test.local</text:p>
      <text:p text:style-name="P32">.env.production.local</text:p>
      <text:p text:style-name="P38"/>
      <text:p text:style-name="P32">npm-debug.log*</text:p>
      <text:p text:style-name="P32">yarn-debug.log*</text:p>
      <text:p text:style-name="P32">yarn-error.log*</text:p>
      <text:p text:style-name="P32"/>
      <text:p text:style-name="P34">* Hacer git init en el <text:span text:style-name="T34">root directory</text:span></text:p>
      <text:p text:style-name="P42"/>
      <text:p text:style-name="P42"/>
      <text:p text:style-name="P42"/>
      <text:p text:style-name="P42"/>
      <text:p text:style-name="P42"/>
      <text:p text:style-name="P12"/>
      <text:p text:style-name="P14"><text:soft-page-break/>VIDEO 6 <text:s/>LANDING PAGE AND NAVBAR</text:p>
      <text:p text:style-name="P12"/>
      <text:p text:style-name="P15">16:06 Quedé → Landing Page</text:p>
      <text:p text:style-name="P15"/>
      <text:p text:style-name="P15"/>
      <text:p text:style-name="P25"><text:span text:style-name="T8">VIDEO </text:span><text:span text:style-name="T9">7</text:span><text:span text:style-name="T8"> <text:s/></text:span><text:span text:style-name="T39">REACT ROUTER</text:span></text:p>
      <text:p text:style-name="P26"/>
      <text:p text:style-name="P29"><text:span text:style-name="T39">Q</text:span><text:span text:style-name="T38">uedé 1</text:span><text:span text:style-name="T40">7</text:span><text:span text:style-name="T38"> : </text:span><text:span text:style-name="T40">3</text:span><text:span text:style-name="T38">5</text:span></text:p>
      <text:p text:style-name="P27"/>
      <text:p text:style-name="P27"/>
      <text:p text:style-name="P28">VIDEO 8 CONNECTING BACKEND WITH FRONTEND</text:p>
      <text:p text:style-name="P28"/>
      <text:p text:style-name="P30"><text:span text:style-name="T38"><text:tab/>Al principio no podía por que faltaba la carpeta de notes que estaba en frontend y la necesitaba en backend , el no me lo recordó o debe ser que no la llamé apropiadamente desde el frontend.</text:span><text:span text:style-name="T42"> REVISA ESO </text:span></text:p>
      <text:p text:style-name="P31"/>
      <text:p text:style-name="P21"><text:span text:style-name="T41">11:00 → Utiliza</text:span><text:span text:style-name="T44"> </text:span><text:span text:style-name="T43">"concurrently" </text:span><text:span text:style-name="T44">para correr todo al mismo timpo (back and frontend)</text:span></text:p>
      <text:p text:style-name="P22"/>
      <text:p text:style-name="P22"/>
      <text:p text:style-name="P23">npm run dev <text:s/><text:span text:style-name="T46">(Para correr Ambos)</text:span></text:p>
      <text:p text:style-name="P44"/>
      <text:p text:style-name="P24"><text:span text:style-name="T45">5:00</text:span><text:span text:style-name="T46"> V</text:span><text:span text:style-name="T45">IDEO 9 </text:span></text:p>
      <text:p text:style-name="P45"/>
      <text:p text:style-name="P46">No se si sirve , puse mydb (que ya tiene una tabla o collection posts) como data base, hay que probar, o tal vez necesites crear una nueva</text:p>
      <text:p text:style-name="P44"/>
      <text:p text:style-name="P47">Creó un archivo para la conexión llamado db.js en la carpeta config </text:p>
      <text:p text:style-name="P47"/>
      <text:p text:style-name="P48">const mongoose = require('mongoose')</text:p>
      <text:p text:style-name="P54"/>
      <text:p text:style-name="P50">const connectDB = async ()=&gt;{</text:p>
      <text:p text:style-name="P50">try {</text:p>
      <text:p text:style-name="P50">const conn = await mongoose.connect(<text:span text:style-name="T49">process.env.MONGO_URI</text:span>)</text:p>
      <text:p text:style-name="P50">console.log(`MongoDB Conectado: ${<text:span text:style-name="T50">conn.connection.host</text:span>}`)</text:p>
      <text:p text:style-name="P50">} catch (error) {</text:p>
      <text:p text:style-name="P50">console.error(`Error: ${error.message}`)</text:p>
      <text:p text:style-name="P50">process.exit()</text:p>
      <text:p text:style-name="P50">}</text:p>
      <text:p text:style-name="P50">}</text:p>
      <text:p text:style-name="P54"/>
      <text:p text:style-name="P50">module.exports = connectDB;</text:p>
      <text:p text:style-name="P50"/>
      <text:p text:style-name="P50"/>
      <text:p text:style-name="P49"><text:soft-page-break/>Al que después llamo por:</text:p>
      <text:p text:style-name="P49"/>
      <text:p text:style-name="P51">const express = require("express");</text:p>
      <text:p text:style-name="P50">const notes = require("./data/notes");</text:p>
      <text:p text:style-name="P50">const dotenv = require("dotenv");</text:p>
      <text:p text:style-name="P50">const <text:span text:style-name="T52">connectDB</text:span> = require("<text:span text:style-name="T50">./config/db</text:span>")</text:p>
      <text:p text:style-name="P54"/>
      <text:p text:style-name="P50">const app = express();</text:p>
      <text:p text:style-name="P50">dotenv.config();</text:p>
      <text:p text:style-name="P55">connectDB();</text:p>
      <text:p text:style-name="P55"/>
      <text:p text:style-name="P53"><text:span text:style-name="T53">VIDEO 1</text:span><text:span text:style-name="T54">0</text:span></text:p>
      <text:p text:style-name="P53"><text:span text:style-name="T54"/></text:p>
      <text:p text:style-name="P56"><text:span text:style-name="T54">User Authentication JWT</text:span></text:p>
      <text:p text:style-name="P56"><text:span text:style-name="T54"/></text:p>
      <text:p text:style-name="P57"><text:span text:style-name="T5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0-27T22:49:55.283873231</dc:date>
    <meta:editing-duration>PT6H12M34S</meta:editing-duration>
    <meta:editing-cycles>57</meta:editing-cycles>
    <meta:generator>LibreOffice/6.4.7.2$Linux_X86_64 LibreOffice_project/40$Build-2</meta:generator>
    <meta:document-statistic meta:table-count="0" meta:image-count="0" meta:object-count="0" meta:page-count="4" meta:paragraph-count="90" meta:word-count="479" meta:character-count="3112" meta:non-whitespace-character-count="2687"/>
  </office:meta>
</office:document-meta>
</file>